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this 10 x 10 grid on the screen:</text:p>
        </text:list-item>
      </text:list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p text:style-name="P31"><text:s text:c="1"/>* * * * * * * * * 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30Z</meta:creation-date>
    <dc:date>2021-06-12T22:57:30Z</dc:date>
    <meta:user-defined meta:name="date" meta:value-type="string">June  12, 2021 (06:5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